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8000000A17FCEEF0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end="Arrow" draw:fill="none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000000" draw:marker-end="Arrow" draw:fill="none" draw:textarea-horizontal-align="justify" draw:textarea-vertical-align="middle" draw:auto-grow-height="false" fo:padding-top="0cm" fo:padding-bottom="0cm" fo:padding-left="0cm" fo:padding-right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5cm" fo:min-width="0cm"/>
    </style:style>
    <style:style style:name="gr12" style:family="graphic" style:parent-style-name="沒有被填充和直線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color="#ffd320"/>
    </style:style>
    <style:style style:name="P7" style:family="paragraph">
      <style:paragraph-properties fo:text-align="center"/>
      <style:text-properties fo:color="#ffd320" fo:font-size="24pt" style:font-size-asian="24pt" style:font-size-complex="24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d320"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g>
          <draw:custom-shape draw:style-name="gr1" draw:text-style-name="P1" draw:layer="layout" svg:width="4.6cm" svg:height="7cm" svg:x="21.6cm" svg:y="3.4cm">
            <text:p text:style-name="P1">Pipe[0]</text:p>
            <text:p text:style-name="P1">Read En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2.4cm" svg:height="2cm" svg:x="12.65cm" svg:y="6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path draw:style-name="gr3" draw:text-style-name="P1" draw:layer="layout" svg:width="13.699cm" svg:height="2.71cm" draw:transform="rotate (0.0089011791851694) translate (7.28821042582126cm 5.65002595090496cm)" svg:viewBox="0 0 13700 2711" svg:d="M13675 1417c14-709-326-1303-747-1307-4035-36-8071-73-12106-110-421-4-783 584-796 1293s326 1304 747 1308c4035 37 8071 73 12106 110 421 4 783-585 796-1294zM13700 117zM0 2594z">
                <text:p/>
              </draw:path>
              <draw:path draw:style-name="gr4" draw:text-style-name="P2" draw:layer="layout" svg:width="13.699cm" svg:height="2.6cm" draw:transform="rotate (0.0089011791851694) translate (7.28918954260237cm 5.76002159324357cm)" svg:viewBox="0 0 13700 2601" svg:d="M13675 1307c14-709-326-1303-747-1307-419-4-782 584-796 1293-13 709 328 1304 747 1308 421 4 783-585 796-1294zM13700 7zM0 2483z">
                <text:p text:style-name="P1"><text:span text:style-name="T1">PIPE</text:span></text:p>
              </draw:path>
            </draw:g>
            <draw:custom-shape draw:style-name="gr2" draw:text-style-name="P1" draw:layer="layout" svg:width="2.4cm" svg:height="2cm" svg:x="8.15cm" svg:y="6cm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2.4cm" svg:height="2cm" svg:x="10.45cm" svg:y="6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2.4cm" svg:height="2cm" svg:x="14.85cm" svg:y="6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2.4cm" svg:height="2cm" svg:x="17.05cm" svg:y="6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5" draw:text-style-name="P3" draw:layer="layout" svg:width="5.548cm" svg:height="1.204cm" svg:x="12.076cm" svg:y="3.9cm">
            <draw:text-box>
              <text:p><text:span text:style-name="T2">Undirectional</text:span></text:p>
            </draw:text-box>
          </draw:frame>
          <draw:frame draw:style-name="gr6" draw:text-style-name="P4" draw:layer="layout" svg:width="7.3cm" svg:height="1.3cm" svg:x="11.2cm" svg:y="12.3cm">
            <draw:text-box>
              <text:p text:style-name="P1"><text:span text:style-name="T2">Buffer Size(bytes)</text:span></text:p>
            </draw:text-box>
          </draw:frame>
          <draw:custom-shape draw:style-name="gr7" draw:text-style-name="P1" draw:layer="layout" svg:width="5.9cm" svg:height="2.8cm" svg:x="11.9cm" svg:y="14.3cm">
            <text:p text:style-name="P1">Linux</text:p>
            <text:p text:style-name="P1">2.6.11</text:p>
  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0 "/>
              <draw:equation draw:name="f5" draw:formula="21600-?f1 "/>
              <draw:equation draw:name="f6" draw:formula="21600-?f2 "/>
              <draw:equation draw:name="f7" draw:formula="21600-?f3 "/>
              <draw:handle draw:handle-position="$0 top" draw:handle-range-x-minimum="$2" draw:handle-range-x-maximum="108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style-name="gr1" draw:text-style-name="P1" draw:layer="layout" svg:width="4.6cm" svg:height="7cm" svg:x="2cm" svg:y="3.4cm">
            <text:p text:style-name="P1">Pipe[1]</text:p>
            <text:p text:style-name="P1">Write En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2.4cm" svg:height="1.3cm" svg:x="9.475cm" svg:y="15.075cm">
            <draw:text-box>
              <text:p text:style-name="P1"><text:span text:style-name="T2">4096</text:span></text:p>
            </draw:text-box>
          </draw:frame>
          <draw:frame draw:style-name="gr6" draw:text-style-name="P4" draw:layer="layout" svg:width="3.025cm" svg:height="1.3cm" svg:x="17.875cm" svg:y="15.025cm">
            <draw:text-box>
              <text:p text:style-name="P1"><text:span text:style-name="T2">65535</text:span></text:p>
            </draw:text-box>
          </draw:frame>
        </draw:g>
      </draw:page>
      <draw:page draw:name="page2" draw:style-name="dp1" draw:master-page-name="預設">
        <draw:g>
          <draw:custom-shape draw:style-name="gr1" draw:text-style-name="P1" draw:layer="layout" svg:width="3.876cm" svg:height="5.639cm" svg:x="20.613cm" svg:y="5.169cm">
            <text:p text:style-name="P1">Pipe[0]</text:p>
            <text:p text:style-name="P1">Read End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2.022cm" svg:height="1.611cm" svg:x="13.073cm" svg:y="7.264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path draw:style-name="gr3" draw:text-style-name="P1" draw:layer="layout" svg:width="11.522cm" svg:height="2.096cm" svg:x="8.575cm" svg:y="6.976cm" svg:viewBox="0 0 11523 2097" svg:d="M11512 1049c7-571-284-1047-639-1047-3400 0-6800-1-10200-2-355 0-655 476-661 1047-5 571 285 1048 639 1049 3400 0 6801 0 10200 1 355 1 656-477 661-1048zM11523 2zM0 2095z">
                <text:p/>
              </draw:path>
              <draw:path draw:style-name="gr4" draw:text-style-name="P2" draw:layer="layout" svg:width="11.522cm" svg:height="2.095cm" svg:x="8.575cm" svg:y="6.978cm" svg:viewBox="0 0 11523 2096" svg:d="M11512 1047c7-571-284-1047-639-1047-353 0-654 476-661 1047-6 571 286 1048 639 1049 355 0 656-477 661-1049zM11523 0zM0 2093z">
                <text:p text:style-name="P1"><text:span text:style-name="T1">PIPE</text:span></text:p>
              </draw:path>
            </draw:g>
            <draw:custom-shape draw:style-name="gr2" draw:text-style-name="P1" draw:layer="layout" svg:width="2.023cm" svg:height="1.611cm" svg:x="9.281cm" svg:y="7.264cm">
              <text:p/>
  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2.022cm" svg:height="1.611cm" svg:x="11.219cm" svg:y="7.264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2.022cm" svg:height="1.611cm" svg:x="14.926cm" svg:y="7.264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2.022cm" svg:height="1.611cm" svg:x="16.78cm" svg:y="7.264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custom-shape draw:style-name="gr1" draw:text-style-name="P1" draw:layer="layout" svg:width="3.876cm" svg:height="5.639cm" svg:x="4.1cm" svg:y="5.169cm">
            <text:p text:style-name="P1">Pipe[1]</text:p>
            <text:p text:style-name="P1">Write End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8" draw:text-style-name="P1" draw:layer="layout" svg:width="6.066cm" svg:height="8.7cm" svg:x="19.434cm" svg:y="3.8cm">
            <text:p/>
          </draw:rect>
        </draw:g>
        <draw:frame draw:style-name="gr9" draw:text-style-name="P5" draw:layer="layout" svg:width="5.5cm" svg:height="1.195cm" svg:x="19.6cm" svg:y="2.7cm">
          <draw:text-box>
            <text:p text:style-name="P1"><text:span text:style-name="T2">Read Thread</text:span></text:p>
          </draw:text-box>
        </draw:frame>
        <draw:frame draw:style-name="gr10" draw:text-style-name="P7" draw:layer="layout" svg:width="2.3cm" svg:height="1.195cm" svg:x="5cm" svg:y="4.105cm">
          <draw:text-box>
            <text:p text:style-name="P6"><text:span text:style-name="T3">stdin</text:span></text:p>
          </draw:text-box>
        </draw:frame>
        <draw:frame draw:style-name="gr11" draw:text-style-name="P8" draw:layer="layout" svg:width="5.9cm" svg:height="1.595cm" svg:x="1.1cm" svg:y="1.305cm">
          <draw:text-box>
            <text:p text:style-name="P8"><text:span text:style-name="T4">[1] Concept</text:span></text:p>
          </draw:text-box>
        </draw:frame>
        <draw:frame draw:style-name="gr11" draw:text-style-name="P8" draw:layer="layout" svg:width="4.7cm" svg:height="1.595cm" svg:x="1.3cm" svg:y="13.1cm">
          <draw:text-box>
            <text:p text:style-name="P8"><text:span text:style-name="T4">[2] Result</text:span></text:p>
          </draw:text-box>
        </draw:frame>
        <draw:frame draw:style-name="gr12" draw:text-style-name="P1" draw:layer="layout" svg:width="15.027cm" svg:height="4.259cm" svg:x="1.6cm" svg:y="14.941cm">
          <draw:image xlink:href="Pictures/1000000000000238000000A17FCEEF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ffcc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28T12:17:19.894564223</meta:creation-date>
    <meta:generator>OpenOffice/4.1.1$Win32 OpenOffice.org_project/411m6$Build-9775</meta:generator>
    <dc:date>2015-05-05T03:25:41.09</dc:date>
    <meta:editing-duration>PT1H44M36S</meta:editing-duration>
    <meta:editing-cycles>5</meta:editing-cycles>
    <dc:creator>chris hsu</dc:creator>
    <meta:document-statistic meta:object-count="35"/>
  </office:meta>
</office:document-meta>
</file>